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pple-system, BlinkMacSystemFont, 'Apple Color Emoji', 'Segoe UI', Oxygen, Ubuntu, Cantarell, 'Fira Sans', 'Droid Sans', 'Helvetica Neue', sans-serif"/>
  </office:font-face-decls>
  <office:automatic-styles>
    <style:style style:name="P1" style:family="paragraph" style:parent-style-name="Standard">
      <style:text-properties officeooo:paragraph-rsid="00165d64"/>
    </style:style>
    <style:style style:name="T1" style:family="text">
      <style:text-properties officeooo:rsid="00165d64"/>
    </style:style>
    <style:style style:name="T2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Шаблонизатор используется для разделения логики приложения и представления данных.</text:span></text:p>
      <text:p text:style-name="P1"><text:span text:style-name="T1">2. </text:span><text:span text:style-name="T2">Наследование шаблонов позволяет создавать базовые шаблоны, которые могут быть расширены конкретными шаблонами.</text:span></text:p>
      <text:p text:style-name="P1"><text:span text:style-name="T1">3. </text:span><text:span text:style-name="T2">- `{{ }}` используется для вывода значений переменных. Внутри этих фигурных скобок помещаются названия переменных, данные которых будут выведены на странице.</text:span><text:line-break/><text:span text:style-name="T3">   </text:span><text:span text:style-name="T2">- `{% %}` используется для выполнения логических операций, таких как циклы и условия. Внутри этих фигурных скобок размещаются специальные теги, которые управляют потоками выполнения шаблона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pple-system, BlinkMacSystemFont, 'Apple Color Emoji', 'Segoe UI', Oxygen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09:29:09.526000000</meta:creation-date>
    <dc:date>2024-09-24T09:30:55.522000000</dc:date>
    <meta:editing-duration>PT1M46S</meta:editing-duration>
    <meta:editing-cycles>1</meta:editing-cycles>
    <meta:document-statistic meta:table-count="0" meta:image-count="0" meta:object-count="0" meta:page-count="1" meta:paragraph-count="3" meta:word-count="70" meta:character-count="552" meta:non-whitespace-character-count="481"/>
    <meta:generator>LibreOffice/7.6.7.2$Windows_X86_64 LibreOffice_project/dd47e4b30cb7dab30588d6c79c651f218165e3c5</meta:generator>
  </office:meta>
</office:document-meta>
</file>